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77000000D9414C0666.png" manifest:media-type="image/png"/>
  <manifest:file-entry manifest:full-path="Pictures/100010580000909C0000166F515F01A7.svg" manifest:media-type="image/svg+xml"/>
  <manifest:file-entry manifest:full-path="Pictures/TablePreview1.svm" manifest:media-type=""/>
  <manifest:file-entry manifest:full-path="Pictures/10000201000003AF000002120E7BB912.png" manifest:media-type="image/png"/>
  <manifest:file-entry manifest:full-path="Pictures/1000416600009698000054AB8884E136.svg" manifest:media-type="image/svg+xml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ourier 10 Pitch2" svg:font-family="'Courier 10 Pitch'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Droid Sans Fallback2" svg:font-family="'Droid Sans Fallback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rightBlue-title">
      <style:graphic-properties fo:min-height="5.629cm"/>
    </style:style>
    <style:style style:name="pr2" style:family="presentation" style:parent-style-name="BrightBlue-outline1" style:list-style-name="L2">
      <style:graphic-properties fo:min-height="15.99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draw:auto-grow-height="true" fo:min-height="3.467cm"/>
    </style:style>
    <style:style style:name="pr5" style:family="presentation" style:parent-style-name="BrightBlue-outline1">
      <style:graphic-properties fo:min-height="5.559cm"/>
    </style:style>
    <style:style style:name="pr6" style:family="presentation" style:parent-style-name="BrightBlue-outline1">
      <style:graphic-properties fo:min-height="11.929cm"/>
    </style:style>
    <style:style style:name="pr7" style:family="presentation" style:parent-style-name="BrightBlue-outline1" style:list-style-name="L2">
      <style:graphic-properties fo:min-height="15.99cm"/>
    </style:style>
    <style:style style:name="pr8" style:family="presentation" style:parent-style-name="BrightBlue-outline1" style:list-style-name="L2">
      <style:graphic-properties draw:fit-to-size="shrink-to-fit" fo:min-height="15.99cm"/>
    </style:style>
    <style:style style:name="pr9" style:family="presentation" style:parent-style-name="BrightBlue-title">
      <style:graphic-properties fo:min-height="3.467cm"/>
    </style:style>
    <style:style style:name="pr10" style:family="presentation" style:parent-style-name="BrightBlue-notes">
      <style:graphic-properties draw:fill-color="#ffffff" fo:min-height="14cm"/>
    </style:style>
    <style:style style:name="pr11" style:family="presentation" style:parent-style-name="BrightBlue-outline1">
      <style:graphic-properties draw:stroke="none" draw:fill="none" fo:min-height="1.369cm"/>
    </style:style>
    <style:style style:name="pr12" style:family="presentation" style:parent-style-name="BrightBlue-outline1" style:list-style-name="L2">
      <style:graphic-properties draw:fit-to-size="shrink-to-fit" fo:min-height="15.99cm"/>
    </style:style>
    <style:style style:name="co1" style:family="table-column">
      <style:table-column-properties style:column-width="4.7cm" style:use-optimal-column-width="false"/>
    </style:style>
    <style:style style:name="co2" style:family="table-column">
      <style:table-column-properties style:column-width="4.728cm" style:use-optimal-column-width="false"/>
    </style:style>
    <style:style style:name="co3" style:family="table-column">
      <style:table-column-properties style:column-width="9.851cm" style:use-optimal-column-width="false"/>
    </style:style>
    <style:style style:name="ro1" style:family="table-row">
      <style:table-row-properties style:row-height="-0.553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paragraph-properties fo:text-align="start"/>
    </style:style>
    <style:style style:name="ce4" style:family="table-cell">
      <style:graphic-properties style:repeat="repeat"/>
    </style:style>
    <style:style style:name="P1" style:family="paragraph">
      <style:text-properties fo:font-size="29.3999996185303pt"/>
    </style:style>
    <style:style style:name="P2" style:family="paragraph">
      <style:paragraph-properties fo:text-align="start"/>
    </style:style>
    <style:style style:name="P3" style:family="paragraph">
      <style:paragraph-properties fo:line-height="150%" style:text-autospace="none"/>
    </style:style>
    <style:style style:name="P4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</style:style>
    <style:style style:name="P5" style:family="paragraph">
      <style:paragraph-properties fo:margin-left="0cm" fo:margin-right="0cm" fo:margin-top="0cm" fo:margin-bottom="0.533cm" fo:line-height="100%" fo:text-indent="0cm" style:text-autospace="none">
        <style:tab-stops/>
      </style:paragraph-properties>
      <style:text-properties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style:style style:name="P6" style:family="paragraph">
      <style:paragraph-properties fo:text-align="center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color="#3333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Times New Roman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3333" fo:font-size="22pt" style:font-size-asian="22pt" style:font-size-complex="22pt"/>
    </style:style>
    <style:style style:name="T6" style:family="text">
      <style:text-properties style:font-name="Courier 10 Pitch1" fo:font-size="14.8000001907349pt" fo:font-weight="normal" style:font-name-asian="Courier 10 Pitch2" style:font-size-asian="14.8000001907349pt" style:font-weight-asian="normal" style:font-size-complex="14.8000001907349pt" style:font-weight-complex="normal"/>
    </style:style>
    <style:style style:name="T7" style:family="text">
      <style:text-properties fo:color="#3333ff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Courier 10 Pitch1" fo:font-size="14.8000001907349pt" fo:font-weight="bold" style:font-name-asian="Courier 10 Pitch2" style:font-size-asian="14.8000001907349pt" style:font-weight-asian="bold" style:font-size-complex="14.800000190734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      " style:num-format="1">
        <style:list-level-properties text:space-before="0.254cm" text:min-label-width="0.889cm"/>
        <style:text-properties style:use-window-font-color="true" fo:font-size="100%"/>
      </text:list-level-style-number>
      <text:list-level-style-number text:level="2" style:num-suffix=".       " style:num-format="1">
        <style:list-level-properties text:space-before="0.508cm" text:min-label-width="0.889cm"/>
        <style:text-properties style:use-window-font-color="true" fo:font-size="100%"/>
      </text:list-level-style-number>
      <text:list-level-style-number text:level="3" style:num-suffix=".       " style:num-format="1">
        <style:list-level-properties text:space-before="0.762cm" text:min-label-width="0.889cm"/>
        <style:text-properties style:use-window-font-color="true" fo:font-size="100%"/>
      </text:list-level-style-number>
      <text:list-level-style-number text:level="4" style:num-suffix=".       " style:num-format="1">
        <style:list-level-properties text:space-before="1.016cm" text:min-label-width="0.889cm"/>
        <style:text-properties style:use-window-font-color="true" fo:font-size="100%"/>
      </text:list-level-style-number>
      <text:list-level-style-number text:level="5" style:num-suffix=".       " style:num-format="1">
        <style:list-level-properties text:space-before="1.27cm" text:min-label-width="0.889cm"/>
        <style:text-properties style:use-window-font-color="true" fo:font-size="100%"/>
      </text:list-level-style-number>
      <text:list-level-style-number text:level="6" style:num-suffix=".       " style:num-format="1">
        <style:list-level-properties text:space-before="1.524cm" text:min-label-width="0.889cm"/>
        <style:text-properties style:use-window-font-color="true" fo:font-size="100%"/>
      </text:list-level-style-number>
      <text:list-level-style-number text:level="7" style:num-suffix=".       " style:num-format="1">
        <style:list-level-properties text:space-before="1.778cm" text:min-label-width="0.889cm"/>
        <style:text-properties style:use-window-font-color="true" fo:font-size="100%"/>
      </text:list-level-style-number>
      <text:list-level-style-number text:level="8" style:num-suffix=".       " style:num-format="1">
        <style:list-level-properties text:space-before="2.032cm" text:min-label-width="0.889cm"/>
        <style:text-properties style:use-window-font-color="true" fo:font-size="100%"/>
      </text:list-level-style-number>
      <text:list-level-style-number text:level="9" style:num-suffix=".       " style:num-format="1">
        <style:list-level-properties text:space-before="2.286cm" text:min-label-width="0.889cm"/>
        <style:text-properties style:use-window-font-color="true" fo:font-size="100%"/>
      </text:list-level-style-number>
      <text:list-level-style-number text:level="10" style:num-suffix=".       " style:num-format="1">
        <style:list-level-properties text:space-before="2.54cm" text:min-label-width="0.889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Pemrograman Komputer I - Java</presentation:header-decl>
      <presentation:footer-decl presentation:name="ftr1">Silabus Universitas Harapan Bersama</presentation:footer-decl>
      <presentation:date-time-decl presentation:name="dtd1" presentation:source="fixed">arissetyawan.email@gmail.com</presentation:date-time-decl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53cm" svg:x="0.761cm" svg:y="0.786cm" presentation:class="title" presentation:user-transformed="true">
          <draw:text-box>
            <text:p>Pemrograman I – Java<text:line-break/><text:line-break/></text:p>
          </draw:text-box>
        </draw:frame>
        <draw:frame presentation:style-name="pr2" draw:layer="layout" svg:width="25.2cm" svg:height="12.179cm" svg:x="1.399cm" svg:y="5.065cm" presentation:class="outline">
          <draw:text-box>
            <text:list text:style-name="L2">
              <text:list-item>
                <text:p>Introduction</text:p>
              </text:list-item>
              <text:list-item>
                <text:p>Elements </text:p>
              </text:list-item>
              <text:list-item>
                <text:p>Data Types</text:p>
              </text:list-item>
              <text:list-item>
                <text:p>Variables, Contants, Literal</text:p>
              </text:list-item>
              <text:list-item>
                <text:p>Operators Definitions</text:p>
              </text:list-item>
              <text:list-item>
                <text:p>Boolean Operators</text:p>
              </text:list-item>
              <text:list-item>
                <text:p>Floating Number Operators</text:p>
              </text:list-item>
              <text:list-item>
                <text:p>Integer Operators</text:p>
              </text:list-item>
              <text:list-item>
                <text:p>String Operators</text:p>
              </text:list-item>
              <text:list-item>
                <text:p>Assignment &amp; Casting</text:p>
              </text:list-item>
              <text:list-item>
                <text:p>Block and Scope</text:p>
              </text:list-item>
              <text:list-item>
                <text:p>Math, Array, Utility</text:p>
              </text:list-item>
              <text:list-item>
                <text:p>Sequence</text:p>
                <text:p><text:span text:style-name="T1">This file is freely for fork on https://github.com/arissetyawan-campus/java-programming-basic.git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5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399cm" svg:y="0.799cm" presentation:class="title">
          <draw:text-box>
            <text:p>1. Introduction</text:p>
          </draw:text-box>
        </draw:frame>
        <draw:frame presentation:style-name="pr5" draw:layer="layout" svg:width="12.297cm" svg:height="13.208cm" svg:x="1.418cm" svg:y="5.333cm" presentation:class="outline" presentation:user-transformed="true">
          <draw:text-box>
            <text:list text:style-name="L3">
              <text:list-item>
                <text:p text:style-name="P2"><text:span text:style-name="T2">JVM (java virtual machine)</text:span></text:p>
                <text:p text:style-name="P2"><text:span text:style-name="T3">provides runtime environment in which java bytecode can be executed.</text:span></text:p>
                <text:p text:style-name="P2"><text:span text:style-name="T3"><text:s/></text:span></text:p>
              </text:list-item>
              <text:list-item>
                <text:p text:style-name="P2"><text:span text:style-name="T2">JRE (java runtime environment)</text:span></text:p>
                <text:p text:style-name="P2"><text:span text:style-name="T3">the implementation of JVM.It physically exists.It contains set of libraries + other files that JVM uses at runtime. </text:span></text:p>
                <text:p text:style-name="P2"><text:span text:style-name="T2"/></text:p>
              </text:list-item>
              <text:list-item>
                <text:p text:style-name="P2"><text:span text:style-name="T2">JDK (Java Development Kit)</text:span></text:p>
                <text:p text:style-name="P2"><text:span text:style-name="T3">contains JRE + development tools. </text:span></text:p>
                <text:p/>
              </text:list-item>
            </text:list>
          </draw:text-box>
        </draw:frame>
        <draw:frame presentation:style-name="pr6" draw:layer="layout" svg:width="12.297cm" svg:height="12.179cm" svg:x="14.312cm" svg:y="5.065cm" presentation:class="outline" presentation:user-transformed="true">
          <draw:text-box>
            <text:p text:style-name="P3"><text:span text:style-name="T4">$ sudo apt-get install openjdk-7-jdk</text:span></text:p>
            <text:p text:style-name="P3"><text:span text:style-name="T4">$ java -version</text:span></text:p>
            <text:p text:style-name="P3"><text:span text:style-name="T4">$ javac -version</text:span></text:p>
            <text:p text:style-name="P3"><text:span text:style-name="T4">$ javac Hello.java</text:span></text:p>
            <text:p text:style-name="P3"><text:span text:style-name="T4">$ java Hello</text:span></text:p>
            <text:p text:style-name="P3"><text:span text:style-name="T4"/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2. Elements<text:line-break/></text:p>
          </draw:text-box>
        </draw:frame>
        <draw:frame presentation:style-name="pr7" draw:layer="layout" svg:width="25.2cm" svg:height="12.179cm" svg:x="1.399cm" svg:y="5.065cm" presentation:class="outline">
          <draw:text-box>
            <text:list text:style-name="L2">
              <text:list-item>
                <text:p>Statement</text:p>
              </text:list-item>
              <text:list-item>
                <text:p>Block</text:p>
              </text:list-item>
              <text:list-item>
                <text:p>Comments</text:p>
              </text:list-item>
              <text:list-item>
                <text:p>Whitespaces</text:p>
              </text:list-item>
              <text:list-item>
                <text:p>Identifiers (Variables, Contants, Package, Class, etc). <text:span text:style-name="T5">Not allowed: http://java.about.com/od/javasyntax/a/reservedwords.htm</text:span></text:p>
              </text:list-item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2. Elements<text:line-break/></text:p>
          </draw:text-box>
        </draw:frame>
        <draw:frame presentation:style-name="pr8" draw:text-style-name="P5" draw:layer="layout" svg:width="25.2cm" svg:height="12.179cm" svg:x="1.499cm" svg:y="5.065cm" presentation:class="outline" presentation:user-transformed="true">
          <draw:text-box>
            <text:p text:style-name="P4"><text:span text:style-name="T6">/** Basic.java</text:span></text:p>
            <text:p text:style-name="P4"><text:span text:style-name="T6"><text:s/></text:span><text:span text:style-name="T6">* <text:s/>Statements</text:span></text:p>
            <text:p text:style-name="P4"><text:span text:style-name="T6"><text:s/></text:span><text:span text:style-name="T6">* <text:s/>Expression</text:span></text:p>
            <text:p text:style-name="P4"><text:span text:style-name="T6"><text:s/></text:span><text:span text:style-name="T6">* <text:s/>Block</text:span></text:p>
            <text:p text:style-name="P4"><text:span text:style-name="T6"><text:s/></text:span><text:span text:style-name="T6">* <text:s/>Comments</text:span></text:p>
            <text:p text:style-name="P4"><text:span text:style-name="T6"><text:s/></text:span><text:span text:style-name="T6">* <text:s/>Whitespaces</text:span></text:p>
            <text:p text:style-name="P4"><text:span text:style-name="T6"><text:s/></text:span><text:span text:style-name="T6">*/</text:span></text:p>
            <text:p text:style-name="P4"><text:span text:style-name="T6">public class Basic { <text:s text:c="2"/>// start of block1</text:span></text:p>
            <text:p text:style-name="P4"><text:span text:style-name="T6"><text:s text:c="3"/></text:span><text:span text:style-name="T6">public static void main(String args[]) { // start of block 2</text:span></text:p>
            <text:p text:style-name="P4"><text:span text:style-name="T6"><text:s text:c="6"/></text:span><text:span text:style-name="T6">String text = "Hello, basic element"; /*declare a variable with data type is string, </text:span></text:p>
            <text:p text:style-name="P4"><text:span text:style-name="T6">this is also called as an expression (a statement that returning values) */</text:span></text:p>
            <text:p text:style-name="P4"><text:span text:style-name="T6"><text:s text:c="6"/></text:span><text:span text:style-name="T6">int size = 10; //this also called as an expression</text:span></text:p>
            <text:p text:style-name="P4"><text:span text:style-name="T6"><text:s text:c="6"/></text:span><text:span text:style-name="T6">System.out.println(text); <text:s text:c="2"/>// statement</text:span></text:p>
            <text:p text:style-name="P4"><text:span text:style-name="T6"><text:s text:c="6"/></text:span><text:span text:style-name="T6">System.out.print( <text:s text:c="3"/>size ); <text:s text:c="2"/>// statement, with white spaces</text:span></text:p>
            <text:p text:style-name="P4"><text:span text:style-name="T6"><text:s text:c="6"/></text:span><text:span text:style-name="T6">int newSize = size + 1; //expression;</text:span></text:p>
            <text:p text:style-name="P4"><text:span text:style-name="T6"><text:s text:c="6"/></text:span><text:span text:style-name="T6">System.out.printf("new size: %d", newSize);</text:span></text:p>
            <text:p text:style-name="P4"><text:span text:style-name="T6"><text:s text:c="6"/></text:span><text:span text:style-name="T6">System.out.println();</text:span></text:p>
            <text:p text:style-name="P4"><text:span text:style-name="T6"><text:s text:c="3"/></text:span><text:span text:style-name="T6">} //end of block 2</text:span></text:p>
            <text:p text:style-name="P4"><text:span text:style-name="T6">} // end of block 1</text:span>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467cm" svg:x="1.399cm" svg:y="0.799cm" presentation:class="title">
          <draw:text-box>
            <text:p>3. Data types</text:p>
          </draw:text-box>
        </draw:frame>
        <draw:frame presentation:style-name="pr6" draw:layer="layout" svg:width="25.2cm" svg:height="12.179cm" svg:x="1.399cm" svg:y="5.065cm" presentation:class="outline" presentation:user-transformed="true">
          <draw:text-box>
            <text:list text:style-name="L3">
              <text:list-header>
                <text:p>Data types:</text:p>
              </text:list-header>
            </text:list>
          </draw:text-box>
        </draw:frame>
        <draw:line draw:style-name="gr2" draw:text-style-name="P6" draw:layer="layout" svg:x1="12.7cm" svg:y1="5.842cm" svg:x2="16.002cm" svg:y2="7.874cm">
          <text:p/>
        </draw:line>
        <draw:line draw:style-name="gr2" draw:text-style-name="P6" draw:layer="layout" svg:x1="12.7cm" svg:y1="5.842cm" svg:x2="8.382cm" svg:y2="7.874cm">
          <text:p/>
        </draw:line>
        <draw:frame draw:style-name="gr3" draw:layer="layout" svg:width="6.858cm" svg:height="0.962cm" svg:x="5.08cm" svg:y="8.128cm">
          <draw:text-box>
            <text:p>Primitive</text:p>
          </draw:text-box>
        </draw:frame>
        <draw:frame draw:style-name="gr3" draw:layer="layout" svg:width="6.858cm" svg:height="0.962cm" svg:x="14.224cm" svg:y="8.128cm">
          <draw:text-box>
            <text:p>Non Primitive</text:p>
          </draw:text-box>
        </draw:frame>
        <draw:line draw:style-name="gr2" draw:text-style-name="P6" draw:layer="layout" svg:x1="5.334cm" svg:y1="9.09cm" svg:x2="2.794cm" svg:y2="10.922cm">
          <text:p/>
        </draw:line>
        <draw:line draw:style-name="gr2" draw:text-style-name="P6" draw:layer="layout" svg:x1="5.588cm" svg:y1="9.09cm" svg:x2="8.636cm" svg:y2="10.668cm">
          <text:p/>
        </draw:line>
        <draw:line draw:style-name="gr4" draw:text-style-name="P6" draw:layer="layout" svg:x1="16.51cm" svg:y1="9.09cm" svg:x2="16.51cm" svg:y2="12.192cm">
          <text:p/>
        </draw:line>
        <draw:line draw:style-name="gr2" draw:text-style-name="P6" draw:layer="layout" svg:x1="16.51cm" svg:y1="9.652cm" svg:x2="18.288cm" svg:y2="9.652cm">
          <text:p/>
        </draw:line>
        <draw:line draw:style-name="gr2" draw:text-style-name="P6" draw:layer="layout" svg:x1="16.51cm" svg:y1="10.668cm" svg:x2="18.288cm" svg:y2="10.668cm">
          <text:p/>
        </draw:line>
        <draw:line draw:style-name="gr2" draw:text-style-name="P6" draw:layer="layout" svg:x1="16.51cm" svg:y1="11.684cm" svg:x2="18.288cm" svg:y2="11.684cm">
          <text:p/>
        </draw:line>
        <draw:frame draw:style-name="gr3" draw:layer="layout" svg:width="2.794cm" svg:height="0.962cm" svg:x="18.796cm" svg:y="9.09cm">
          <draw:text-box>
            <text:p>String</text:p>
          </draw:text-box>
        </draw:frame>
        <draw:frame draw:style-name="gr3" draw:layer="layout" svg:width="2.794cm" svg:height="0.962cm" svg:x="18.796cm" svg:y="10.214cm">
          <draw:text-box>
            <text:p>Array</text:p>
          </draw:text-box>
        </draw:frame>
        <draw:frame draw:style-name="gr3" draw:layer="layout" svg:width="6.604cm" svg:height="0.962cm" svg:x="18.796cm" svg:y="11.43cm">
          <draw:text-box>
            <text:p>User defined</text:p>
          </draw:text-box>
        </draw:frame>
        <draw:frame draw:style-name="gr3" draw:layer="layout" svg:width="4.064cm" svg:height="0.962cm" svg:x="1.778cm" svg:y="10.922cm">
          <draw:text-box>
            <text:p>Boolean</text:p>
          </draw:text-box>
        </draw:frame>
        <draw:line draw:style-name="gr2" draw:text-style-name="P6" draw:layer="layout" svg:x1="7.874cm" svg:y1="11.63cm" svg:x2="4.826cm" svg:y2="12.954cm">
          <text:p/>
        </draw:line>
        <draw:frame draw:style-name="gr5" draw:layer="layout" svg:width="18.288cm" svg:height="1.673cm" svg:x="4.064cm" svg:y="15.748cm">
          <draw:text-box>
            <text:p>char</text:p>
            <text:p><text:span text:style-name="T7">http://unicode-table.com/en/</text:span></text:p>
          </draw:text-box>
        </draw:frame>
        <draw:frame draw:style-name="gr3" draw:layer="layout" svg:width="2.794cm" svg:height="0.962cm" svg:x="1.778cm" svg:y="13.97cm">
          <draw:text-box>
            <text:p>boolean</text:p>
          </draw:text-box>
        </draw:frame>
        <draw:line draw:style-name="gr2" draw:text-style-name="P6" draw:layer="layout" svg:x1="2.794cm" svg:y1="11.884cm" svg:x2="2.794cm" svg:y2="14.224cm">
          <text:p/>
        </draw:line>
        <draw:frame draw:style-name="gr3" draw:layer="layout" svg:width="4.064cm" svg:height="0.962cm" svg:x="3.302cm" svg:y="13.208cm">
          <draw:text-box>
            <text:p>Character</text:p>
          </draw:text-box>
        </draw:frame>
        <draw:line draw:style-name="gr2" draw:text-style-name="P6" draw:layer="layout" svg:x1="4.826cm" svg:y1="14.17cm" svg:x2="4.826cm" svg:y2="15.748cm">
          <text:p/>
        </draw:line>
        <draw:frame draw:style-name="gr3" draw:layer="layout" svg:width="4.064cm" svg:height="0.962cm" svg:x="6.858cm" svg:y="10.668cm">
          <draw:text-box>
            <text:p>Numeric</text:p>
          </draw:text-box>
        </draw:frame>
        <draw:line draw:style-name="gr2" draw:text-style-name="P6" draw:layer="layout" svg:x1="8.128cm" svg:y1="11.43cm" svg:x2="7.366cm" svg:y2="13.208cm">
          <text:p/>
        </draw:line>
        <draw:frame draw:style-name="gr3" draw:layer="layout" svg:width="6.35cm" svg:height="0.962cm" svg:x="6.858cm" svg:y="13.208cm">
          <draw:text-box>
            <text:p>Integer</text:p>
          </draw:text-box>
        </draw:frame>
        <draw:line draw:style-name="gr2" draw:text-style-name="P6" draw:layer="layout" svg:x1="9.398cm" svg:y1="11.63cm" svg:x2="14.732cm" svg:y2="13.208cm">
          <text:p/>
        </draw:line>
        <draw:frame draw:style-name="gr3" draw:layer="layout" svg:width="8.382cm" svg:height="0.962cm" svg:x="13.462cm" svg:y="13.262cm">
          <draw:text-box>
            <text:p>Floating point</text:p>
          </draw:text-box>
        </draw:frame>
        <draw:frame draw:style-name="gr3" draw:layer="layout" svg:width="6.096cm" svg:height="0.962cm" svg:x="6.35cm" svg:y="14.478cm">
          <draw:text-box>
            <text:p>byte, short, int, long</text:p>
          </draw:text-box>
        </draw:frame>
        <draw:frame draw:style-name="gr3" draw:layer="layout" svg:width="6.096cm" svg:height="0.962cm" svg:x="14.986cm" svg:y="14.278cm">
          <draw:text-box>
            <text:p>float, double</text:p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5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0" presentation:use-footer-name="ftr1" presentation:use-date-time-name="dtd1">
        <office:forms form:automatic-focus="false" form:apply-design-mode="false"/>
        <draw:frame presentation:style-name="pr4" draw:layer="layout" svg:width="19.5cm" svg:height="3.467cm" svg:x="1.399cm" svg:y="0.799cm" presentation:class="title">
          <draw:text-box>
            <text:p>3. Data types</text:p>
          </draw:text-box>
        </draw:frame>
        <draw:frame draw:style-name="standard" draw:layer="layout" svg:width="19.278cm" svg:height="8.747cm" svg:x="1.387cm" svg:y="5.7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<text:span text:style-name="T2">type</text:span></text:p>
              </table:table-cell>
              <table:table-cell>
                <text:p text:style-name="P6"><text:span text:style-name="T2">value</text:span></text:p>
              </table:table-cell>
              <table:table-cell>
                <text:p text:style-name="P6"><text:span text:style-name="T2">Default size</text:span></text:p>
              </table:table-cell>
            </table:table-row>
            <table:table-row table:style-name="ro2" table:default-cell-style-name="ce3">
              <table:table-cell table:style-name="ce2">
                <text:p text:style-name="P2">boolean</text:p>
              </table:table-cell>
              <table:table-cell>
                <text:p text:style-name="P2">false</text:p>
              </table:table-cell>
              <table:table-cell>
                <text:p text:style-name="P2">1 bit</text:p>
              </table:table-cell>
            </table:table-row>
            <table:table-row table:style-name="ro2" table:default-cell-style-name="ce3">
              <table:table-cell>
                <text:p text:style-name="P2">char</text:p>
              </table:table-cell>
              <table:table-cell>
                <text:p text:style-name="P2">'\u0000'</text:p>
              </table:table-cell>
              <table:table-cell>
                <text:p text:style-name="P2">2 byte</text:p>
              </table:table-cell>
            </table:table-row>
            <table:table-row table:style-name="ro2" table:default-cell-style-name="ce3">
              <table:table-cell>
                <text:p text:style-name="P2">byte</text:p>
              </table:table-cell>
              <table:table-cell>
                <text:p text:style-name="P2">0</text:p>
              </table:table-cell>
              <table:table-cell>
                <text:p text:style-name="P2">1 byte</text:p>
              </table:table-cell>
            </table:table-row>
            <table:table-row table:style-name="ro2" table:default-cell-style-name="ce3">
              <table:table-cell>
                <text:p text:style-name="P2">short</text:p>
              </table:table-cell>
              <table:table-cell>
                <text:p text:style-name="P2">0</text:p>
              </table:table-cell>
              <table:table-cell>
                <text:p text:style-name="P2">2 byte</text:p>
              </table:table-cell>
            </table:table-row>
            <table:table-row table:style-name="ro2" table:default-cell-style-name="ce3">
              <table:table-cell>
                <text:p text:style-name="P2">int</text:p>
              </table:table-cell>
              <table:table-cell>
                <text:p text:style-name="P2">0</text:p>
              </table:table-cell>
              <table:table-cell>
                <text:p text:style-name="P2">4 byte</text:p>
              </table:table-cell>
            </table:table-row>
            <table:table-row table:style-name="ro2" table:default-cell-style-name="ce3">
              <table:table-cell>
                <text:p text:style-name="P2">long</text:p>
              </table:table-cell>
              <table:table-cell>
                <text:p text:style-name="P2">0L</text:p>
              </table:table-cell>
              <table:table-cell>
                <text:p text:style-name="P2">8 byte</text:p>
              </table:table-cell>
            </table:table-row>
            <table:table-row table:style-name="ro2" table:default-cell-style-name="ce3">
              <table:table-cell table:style-name="ce4">
                <text:p>float</text:p>
              </table:table-cell>
              <table:table-cell>
                <text:p text:style-name="P2">0.0f</text:p>
              </table:table-cell>
              <table:table-cell>
                <text:p text:style-name="P2">4 byte</text:p>
              </table:table-cell>
            </table:table-row>
            <table:table-row table:style-name="ro2" table:default-cell-style-name="ce3">
              <table:table-cell table:style-name="ce4">
                <text:p>double</text:p>
              </table:table-cell>
              <table:table-cell>
                <text:p text:style-name="P2">0.0d</text:p>
              </table:table-cell>
              <table:table-cell>
                <text:p text:style-name="P2">8 byte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1" draw:text-style-name="P7" draw:layer="layout" svg:width="23.868cm" svg:height="1.619cm" svg:x="1.532cm" svg:y="15.24cm">
          <draw:text-box>
            <text:list text:style-name="L3">
              <text:list-header>
                <text:p text:style-name="P7"><text:span text:style-name="T8">Examples: TipeData.java, TipeData1.java, TipeData2.java</text:span></text:p>
              </text:list-header>
            </text:list>
          </draw:text-box>
        </draw:frame>
        <presentation:notes draw:style-name="dp2" presentation:use-header-name="hdr1" presentation:use-footer-name="ftr1" presentation:use-date-time-name="dtd1">
          <draw:page-thumbnail draw:style-name="gr1" draw:layer="layout" svg:width="17cm" svg:height="9.56cm" svg:x="2cm" svg:y="2.5cm" draw:page-number="6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0.574cm" svg:height="5.629cm" svg:x="0.761cm" svg:y="0.798cm" presentation:class="title" presentation:user-transformed="true">
          <draw:text-box>
            <text:p>4.Variable,Constant, Literal</text:p>
          </draw:text-box>
        </draw:frame>
        <draw:frame presentation:style-name="pr12" draw:text-style-name="P5" draw:layer="layout" svg:width="25.2cm" svg:height="12.179cm" svg:x="1.499cm" svg:y="5.065cm" presentation:class="outline" presentation:user-transformed="true">
          <draw:text-box>
            <text:p text:style-name="P4"><text:span text:style-name="T9">Variable</text:span></text:p>
            <text:list text:style-name="L3">
              <text:list-item>
                <text:p text:style-name="P4"><text:span text:style-name="T6">Local: declared inside the method </text:span></text:p>
              </text:list-item>
              <text:list-item>
                <text:p text:style-name="P4"><text:span text:style-name="T6">Instant: <text:s/>declared inside the class but outside the method is called instance variable . It is not declared as static.</text:span></text:p>
              </text:list-item>
              <text:list-item>
                <text:p text:style-name="P4"><text:span text:style-name="T6">Static: declared as </text:span><text:span text:style-name="T9">static</text:span><text:span text:style-name="T6">. It cannot be local.</text:span></text:p>
                <text:p text:style-name="P4"><text:span text:style-name="T6">See </text:span><text:span text:style-name="T9">Variable.java </text:span><text:span text:style-name="T6">on this repo under project folder</text:span></text:p>
                <text:p text:style-name="P4"><text:span text:style-name="T6"/></text:p>
              </text:list-item>
            </text:list>
            <text:p text:style-name="P4"><text:span text:style-name="T6">Constant</text:span></text:p>
            <text:p text:style-name="P4"><text:span text:style-name="T6">Literal</text:span></text:p>
          </draw:text-box>
        </draw:frame>
        <presentation:notes draw:style-name="dp2" presentation:use-header-name="hdr1" presentation:use-footer-name="ftr1" presentation:use-date-time-name="dtd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Courier 10 Pitch2" svg:font-family="'Courier 10 Pitch'"/>
    <style:font-face style:name="OpenSymbol2" svg:font-family="OpenSymbol, 'Arial Unicode MS'"/>
    <style:font-face style:name="Symbol2" svg:font-family="Symbol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Droid Sans Fallback2" svg:font-family="'Droid Sans Fallback'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8pt" fo:language="en" fo:country="US" fo:font-weight="bold" style:letter-kerning="true" style:font-name-asian="FreeSans1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ideograph-alpha" style:writing-mode="lr-tb"/>
      <style:text-properties fo:color="#808080" style:font-name="Liberation Serif1" fo:font-family="'Liberation Serif', 'Times New Roman'" style:font-family-generic="roman" style:font-pitch="variable" fo:font-size="14pt" fo:language="en" fo:country="US" fo:font-weight="bold" style:letter-kerning="true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ne_20_Numbering" style:display-name="Line Numbering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fo:font-size="8pt" style:font-name-asian="OpenSymbol3" style:font-family-asian="OpenSymbol, 'Arial Unicode MS'" style:font-charset-asian="x-symbol" style:font-size-asian="8pt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ideograph-alpha" style:writing-mode="lr-tb"/>
      <style:text-properties style:use-window-font-color="true" style:font-name="Liberation Mono2" fo:font-family="'Liberation Mono', 'Courier New'" style:font-family-generic="modern" fo:font-size="10pt" fo:language="en" fo:country="US" style:letter-kerning="true" style:font-name-asian="Liberation Mono2" style:font-family-asian="'Liberation Mono', 'Courier New'" style:font-family-generic-asian="modern" style:font-size-asian="10pt" style:language-asian="hi" style:country-asian="IN"/>
    </style:style>
    <style:style style:name="Table_20_Heading" style:display-name="Table Heading" style:family="graphic">
      <style:paragraph-properties fo:text-align="center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weight="bold" style:letter-kerning="true" style:font-name-asian="FreeSans1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ooter" style:family="graphic"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er" style:family="graphic"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2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eletype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Frame_20_Contents" style:display-name="Frame Contents" style:family="graphic">
      <style:paragraph-properties fo:margin-left="0cm" fo:margin-right="0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" style:family="graphic">
      <style:paragraph-properties fo:margin-left="0cm" fo:margin-right="0cm" fo:margin-top="0.374cm" fo:margin-bottom="0.374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cc" draw:fill-gradient-name="Sunburst" draw:fill-image-name="Sk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solid" draw:fill-color="#ffffcc" draw:fill-gradient-name="Sunburst" draw:fill-image-name="Sky" draw:fill-image-width="0cm" draw:fill-image-height="0cm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7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7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7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7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1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2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4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6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gradient-name="Sunburst" draw:fill-image-name="Sky" draw:fill-image-width="0cm" draw:fill-image-height="0cm"/>
    </style:style>
    <style:style style:name="Mdp2" style:family="drawing-page">
      <style:drawing-page-properties draw:background-size="border" draw:fill="solid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4" draw:layer="backgroundobjects" svg:width="27.999cm" svg:height="20.988cm" svg:x="0cm" svg:y="0.011cm">
        <draw:image xlink:href="Pictures/1000416600009698000054AB8884E136.svg" xlink:type="simple" xlink:show="embed" xlink:actuate="onLoad">
          <text:p/>
        </draw:image>
        <draw:image xlink:href="Pictures/10000201000003AF000002120E7BB912.png" xlink:type="simple" xlink:show="embed" xlink:actuate="onLoad"/>
      </draw:frame>
      <draw:frame presentation:style-name="Mpr4" draw:layer="backgroundobjects" svg:width="8.8cm" svg:height="3.333cm" svg:x="9.599cm" svg:y="1.332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49cm" svg:y="5.06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799cm" svg:y="19.13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9.1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3" draw:text-style-name="MP4" draw:layer="backgroundobjects" svg:width="21.651cm" svg:height="4.465cm" svg:x="-0.161cm" svg:y="0.299cm">
        <draw:image xlink:href="Pictures/100010580000909C0000166F515F01A7.svg" xlink:type="simple" xlink:show="embed" xlink:actuate="onLoad">
          <text:p/>
        </draw:image>
        <draw:image xlink:href="Pictures/1000020100000577000000D9414C0666.png" xlink:type="simple" xlink:show="embed" xlink:actuate="onLoad"/>
      </draw:frame>
      <draw:frame presentation:style-name="BrightBlue-title" draw:layer="backgroundobjects" svg:width="19.5cm" svg:height="3.467cm" svg:x="1.399cm" svg:y="0.799cm" presentation:class="title" presentation:placeholder="true">
        <draw:text-box/>
      </draw:frame>
      <draw:frame presentation:style-name="BrightBlue-outline1" draw:layer="backgroundobjects" svg:width="25.2cm" svg:height="12.179cm" svg:x="1.399cm" svg:y="5.065cm" presentation:class="outline" presentation:placeholder="true">
        <draw:text-box/>
      </draw:frame>
      <draw:frame presentation:style-name="Mpr9" draw:text-style-name="MP1" draw:layer="backgroundobjects" svg:width="6.523cm" svg:height="1.447cm" svg:x="1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7cm" svg:x="9.574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7cm" svg:x="20.074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2T20:16:20.498964186</meta:creation-date>
    <dc:date>2015-10-22T00:47:52.324140148</dc:date>
    <meta:editing-duration>PT4H34M1S</meta:editing-duration>
    <meta:editing-cycles>113</meta:editing-cycles>
    <meta:generator>LibreOffice/4.2.8.2$Linux_X86_64 LibreOffice_project/420m0$Build-2</meta:generator>
    <meta:document-statistic meta:object-count="102"/>
  </office:meta>
</office:document-meta>
</file>